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9pt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m os autos de processo de execução de pena imposta a EDSON PEREIRA ALVES, de  7 (sete) anos, 6 (seis) meses e 21 (vinte e um) dias de reclusão em regime semiaberto, sendo 3 (três) anos, 6 (seis) meses e 21 (vinte e um) dias de reclusão na ação penal de nº 0001359-16.2001.8.20.0002 e 4 (quatro) anos de reclusão na ação penal de nº  0008382-50.2000.8.20.0001, ambos pela prática de delito capitulado no  art. 157, § 2º c/c art. 29  do código Penal.</text:p>
      <text:p text:style-name="P1">A sentença condenatória da ação penal de nº 0001359-16.2001.8.20.0002  com a pena de 3 (três) anos, 6 (seis) meses e 21 (vinte e um) dias transitou em julgado para a acusação em 07/12/2006  (ev. 1.1, fl 66v, pág. virtual 67),  e na ação penal de nº 0008382-50.2000.8.20.0001 com a pena de 4 (quatro) anos que transitou em julgado para a acusação em 24/09/2007.</text:p>
      <text:p text:style-name="P1">Ademais, o início do cumprimento da pena se deu em 04/02/2019.</text:p>
      <text:p text:style-name="P1">Interveio o Ministério Público opinando pela extinção da punibilidade em face da prescrição executória (evento 1.3, pág. virtual 8/9)</text:p>
      <text:p text:style-name="P1">Relatados.</text:p>
      <text:p text:style-name="P1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1">No caso, foi o réu, condenado a  03 (três) anos, 06 (seis) meses e 21 (vinte e um) dias e 04 (quatro) anos de reclusão, prescrevendo a pretensão executória em 8 (oito) anos cada pena, prazo já transcorrido desde 07/12/2014 e 24/09/2017 ,posto datar a sentença condenatória com trânsito em julgado de 07/12/2006 e 24/09/2007 (Cód.Penal, arts. 109, IV c/c 110 e 112, I).</text:p>
      <text:p text:style-name="P1">Isto posto, declaro prescrita a pretensão executória da pena privativa de liberdade executada neste autos a EDSON PEREIRA ALVES, já qualificado nos autos, o que faço com arrimo no art. 107, IV, 1ª parte, c/c arts. 109, IV, 110 e 112, todos do Código Penal.</text:p>
      <text:p text:style-name="P1">P.R.I. Arquivem-se estes autos após o trânsito em julgado, com "baixa" no SAJ e BNMP.</text:p>
      <text:p text:style-name="P1"/>
      <text:p text:style-name="P2"><text:line-break/>Natal, 05 de abril de 2019.</text:p>
      <text:p text:style-name="P2"/>
      <text:p text:style-name="P2">Henrique Baltazar Vilar dos Santos</text:p>
      <text:p text:style-name="P2">Juiz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44:04.273000000</meta:creation-date>
    <dc:date>2019-04-05T10:44:39.782000000</dc:date>
    <meta:editing-duration>PT36S</meta:editing-duration>
    <meta:editing-cycles>1</meta:editing-cycles>
    <meta:document-statistic meta:table-count="0" meta:image-count="0" meta:object-count="0" meta:page-count="1" meta:paragraph-count="12" meta:word-count="383" meta:character-count="2209" meta:non-whitespace-character-count="1828"/>
    <meta:generator>LibreOffice/6.0.3.2$Windows_X86_64 LibreOffice_project/8f48d515416608e3a835360314dac7e47fd0b821</meta:generator>
  </office:meta>
</office:document-meta>
</file>